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engwar Ariador" svg:font-family="'Tengwar Ariador'" style:font-pitch="variable"/>
  </office:font-face-decls>
  <office:automatic-styles>
    <style:style style:name="P1" style:family="paragraph" style:parent-style-name="Standard">
      <style:text-properties style:font-name="Tengwar Ariador" fo:font-size="14pt" fo:language="zxx" fo:country="none" fo:font-style="normal" officeooo:rsid="0005668e" officeooo:paragraph-rsid="0005668e" style:font-size-asian="14pt" style:language-asian="zxx" style:country-asian="none" style:font-style-asian="normal" style:font-size-complex="14pt" style:language-complex="zxx" style:country-complex="none" style:font-style-complex="normal"/>
    </style:style>
    <style:style style:name="P2" style:family="paragraph" style:parent-style-name="Standard">
      <style:paragraph-properties fo:margin-top="0cm" fo:margin-bottom="0.48cm" style:contextual-spacing="false"/>
      <style:text-properties style:font-name="Tengwar Ariador" fo:font-size="14pt" fo:language="zxx" fo:country="none" fo:font-style="normal" officeooo:rsid="0005668e" officeooo:paragraph-rsid="0005668e" style:font-size-asian="14pt" style:language-asian="zxx" style:country-asian="none" style:font-style-asian="normal" style:font-size-complex="14pt" style:language-complex="zxx" style:country-complex="none" style:font-style-complex="normal"/>
    </style:style>
    <style:style style:name="P3" style:family="paragraph" style:parent-style-name="Standard">
      <style:paragraph-properties fo:margin-top="0cm" fo:margin-bottom="0.48cm" style:contextual-spacing="false"/>
      <style:text-properties style:font-name="Tengwar Ariador" fo:font-size="14pt" fo:language="zxx" fo:country="none" fo:font-style="normal" officeooo:rsid="000b58fd" officeooo:paragraph-rsid="000cb16f" style:font-size-asian="14pt" style:language-asian="zxx" style:country-asian="none" style:font-style-asian="normal" style:font-size-complex="14pt" style:language-complex="zxx" style:country-complex="none" style:font-style-complex="normal"/>
    </style:style>
    <style:style style:name="P4" style:family="paragraph" style:parent-style-name="Standard">
      <style:paragraph-properties fo:margin-top="0cm" fo:margin-bottom="0.48cm" style:contextual-spacing="false"/>
      <style:text-properties style:font-name="Tengwar Ariador" fo:font-size="14pt" fo:language="zxx" fo:country="none" fo:font-style="normal" officeooo:rsid="000cb16f" officeooo:paragraph-rsid="000cb16f" style:font-size-asian="14pt" style:language-asian="zxx" style:country-asian="none" style:font-style-asian="normal" style:font-size-complex="14pt" style:language-complex="zxx" style:country-complex="none" style:font-style-complex="normal"/>
    </style:style>
    <style:style style:name="P5" style:family="paragraph" style:parent-style-name="Standard">
      <style:paragraph-properties fo:margin-top="0cm" fo:margin-bottom="0.48cm" style:contextual-spacing="false"/>
      <style:text-properties style:font-name="Tengwar Ariador" fo:font-size="14pt" fo:language="zxx" fo:country="none" fo:font-style="normal" officeooo:rsid="000cfdc6" officeooo:paragraph-rsid="000d0aa0" style:font-size-asian="14pt" style:language-asian="zxx" style:country-asian="none" style:font-style-asian="normal" style:font-size-complex="14pt" style:language-complex="zxx" style:country-complex="none" style:font-style-complex="normal"/>
    </style:style>
    <style:style style:name="P6" style:family="paragraph" style:parent-style-name="Standard">
      <style:paragraph-properties fo:margin-top="0cm" fo:margin-bottom="0.48cm" style:contextual-spacing="false"/>
      <style:text-properties style:font-name="Tengwar Ariador" fo:font-size="14pt" fo:language="zxx" fo:country="none" fo:font-style="normal" officeooo:rsid="000cfdc6" officeooo:paragraph-rsid="00120661" style:font-size-asian="14pt" style:language-asian="zxx" style:country-asian="none" style:font-style-asian="normal" style:font-size-complex="14pt" style:language-complex="zxx" style:country-complex="none" style:font-style-complex="normal"/>
    </style:style>
    <style:style style:name="P7" style:family="paragraph" style:parent-style-name="Standard">
      <style:paragraph-properties fo:break-before="column"/>
      <style:text-properties fo:color="#c9211e" loext:opacity="100%" style:font-name="Tengwar Ariador" fo:font-size="16pt" fo:language="zxx" fo:country="none" fo:font-style="normal" officeooo:rsid="0005668e" officeooo:paragraph-rsid="0005668e" style:font-size-asian="16pt" style:language-asian="zxx" style:country-asian="none" style:font-style-asian="normal" style:font-size-complex="16pt" style:language-complex="zxx" style:country-complex="none" style:font-style-complex="normal"/>
    </style:style>
    <style:style style:name="P8" style:family="paragraph" style:parent-style-name="Standard">
      <style:paragraph-properties fo:margin-top="0cm" fo:margin-bottom="0.48cm" style:contextual-spacing="false" fo:break-before="page"/>
      <style:text-properties fo:color="#c9211e" loext:opacity="100%" style:font-name="Liberation Serif" fo:font-size="16pt" fo:language="en" fo:country="US" fo:font-style="normal" officeooo:rsid="00117cce" officeooo:paragraph-rsid="00117cce" style:font-size-asian="16pt" style:font-style-asian="normal" style:font-size-complex="16pt" style:font-style-complex="normal"/>
    </style:style>
    <style:style style:name="P9" style:family="paragraph" style:parent-style-name="Text_20_body">
      <style:paragraph-properties fo:margin-top="0cm" fo:margin-bottom="0.85cm" style:contextual-spacing="false"/>
      <style:text-properties style:font-name="Liberation Serif" fo:font-size="14pt" fo:language="zxx" fo:country="none" fo:font-style="normal" officeooo:paragraph-rsid="0005668e" style:font-size-asian="14pt" style:language-asian="zxx" style:country-asian="none" style:font-style-asian="normal" style:font-size-complex="14pt" style:language-complex="zxx" style:country-complex="none" style:font-style-complex="normal"/>
    </style:style>
    <style:style style:name="P10" style:family="paragraph" style:parent-style-name="Text_20_body">
      <style:paragraph-properties fo:margin-right="0cm" fo:margin-top="0cm" fo:margin-bottom="0.499cm" style:contextual-spacing="false" style:line-spacing="0.27cm"/>
      <style:text-properties style:font-name="Liberation Serif" fo:font-size="14pt" fo:language="zxx" fo:country="none" fo:font-style="normal" officeooo:paragraph-rsid="000b58fd" style:font-size-asian="14pt" style:language-asian="zxx" style:country-asian="none" style:font-style-asian="normal" style:font-size-complex="14pt" style:language-complex="zxx" style:country-complex="none" style:font-style-complex="normal"/>
    </style:style>
    <style:style style:name="P11" style:family="paragraph" style:parent-style-name="Text_20_body">
      <style:paragraph-properties fo:margin-right="0cm" fo:margin-top="0cm" fo:margin-bottom="0.499cm" style:contextual-spacing="false" style:line-spacing="0.27cm"/>
      <style:text-properties style:font-name="Liberation Serif" fo:font-size="14pt" fo:language="zxx" fo:country="none" fo:font-style="normal" officeooo:paragraph-rsid="000cfdc6" style:font-size-asian="14pt" style:language-asian="zxx" style:country-asian="none" style:font-style-asian="normal" style:font-size-complex="14pt" style:language-complex="zxx" style:country-complex="none" style:font-style-complex="normal"/>
    </style:style>
    <style:style style:name="P12" style:family="paragraph" style:parent-style-name="Text_20_body">
      <style:paragraph-properties fo:margin-right="0cm" fo:margin-top="0cm" fo:margin-bottom="0.499cm" style:contextual-spacing="false" style:line-spacing="0.27cm"/>
      <style:text-properties style:font-name="Liberation Serif" fo:font-size="14pt" fo:language="zxx" fo:country="none" fo:font-style="normal" officeooo:paragraph-rsid="00120661" style:font-size-asian="14pt" style:language-asian="zxx" style:country-asian="none" style:font-style-asian="normal" style:font-size-complex="14pt" style:language-complex="zxx" style:country-complex="none" style:font-style-complex="normal"/>
    </style:style>
    <style:style style:name="P13" style:family="paragraph" style:parent-style-name="Text_20_body" style:master-page-name="First_20_Page">
      <style:paragraph-properties style:page-number="auto"/>
      <style:text-properties fo:color="#c9211e" loext:opacity="100%" style:font-name="Liberation Serif" fo:font-size="16pt" fo:language="zxx" fo:country="none" fo:font-style="normal" officeooo:paragraph-rsid="0005668e" style:font-size-asian="16pt" style:language-asian="zxx" style:country-asian="none" style:font-style-asian="normal" style:font-size-complex="16pt" style:language-complex="zxx" style:country-complex="none" style:font-style-complex="normal"/>
    </style:style>
    <style:style style:name="T1" style:family="text">
      <style:text-properties officeooo:rsid="0005668e"/>
    </style:style>
    <style:style style:name="T2" style:family="text">
      <style:text-properties officeooo:rsid="00064d9b"/>
    </style:style>
    <style:style style:name="T3" style:family="text">
      <style:text-properties officeooo:rsid="0008a814"/>
    </style:style>
    <style:style style:name="T4" style:family="text">
      <style:text-properties officeooo:rsid="00092922"/>
    </style:style>
    <style:style style:name="T5" style:family="text">
      <style:text-properties officeooo:rsid="000979a8"/>
    </style:style>
    <style:style style:name="T6" style:family="text">
      <style:text-properties officeooo:rsid="000b58fd"/>
    </style:style>
    <style:style style:name="T7" style:family="text">
      <style:text-properties officeooo:rsid="000cb16f"/>
    </style:style>
    <style:style style:name="T8" style:family="text">
      <style:text-properties officeooo:rsid="000cfdc6"/>
    </style:style>
    <style:style style:name="T9" style:family="text">
      <style:text-properties officeooo:rsid="000d0aa0"/>
    </style:style>
    <style:style style:name="T10" style:family="text">
      <style:text-properties officeooo:rsid="000f8932"/>
    </style:style>
    <style:style style:name="T11" style:family="text">
      <style:text-properties officeooo:rsid="0012062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Namárië</text:p>
      <text:p text:style-name="P9"><text:span text:style-name="T1">A</text:span>ltariello nainië Lóriendessë</text:p>
      <text:p text:style-name="P10">Ai! laurië lantar lassi súrinen,<text:line-break/>yéni únótimë ve rámar aldaron!<text:line-break/>Yéni ve lintë yuldar avánier<text:line-break/>mi oromardi lisse-miruvóreva<text:line-break/>Andúnë pella, Vardo tellumar<text:line-break/>nu luini yassen tintilar i eleni<text:line-break/>ómaryo airetári-lírinen.</text:p>
      <text:p text:style-name="P10">Sí man i yulma nin enqantuva?</text:p>
      <text:p text:style-name="P11">An sí Tintallë Varda Oiolo<text:span text:style-name="T6">ss</text:span>ëo<text:line-break/>ve fanyar máryat Elentári ortanë<text:line-break/>ar ilyë tier undulávë lumbulë<text:line-break/>ar sindanóriello caita mornië<text:line-break/>i falmalinnar imbë met,<text:line-break/>ar hísië untúpa Calaciryo míri oialë.</text:p>
      <text:p text:style-name="P12">Sí vanwa ná, Rómello vanwa, Valimar!</text:p>
      <text:p text:style-name="P12">Namárië! Nai hiruvalyë Valimar!<text:line-break/>Nai elyë hiruva! Namárië!</text:p>
      <text:p text:style-name="P7">nam<text:span text:style-name="T5">~</text:span>ari`e</text:p>
      <text:p text:style-name="P1">`a_ltari`el¬<text:span text:style-name="T2">o</text:span> na`ini`e l<text:span text:style-name="T3">_</text:span>~ori`edeJe</text:p>
      <text:p text:style-name="P1"/>
      <text:p text:style-name="P2">ya! l*ari`e laNaR laJi s~urinen,<text:line-break/>V<text:span text:style-name="T4">W</text:span><text:span text:style-name="T2">~eni ~un~otime ve r~amaR `aLaron!<text:line-break/>V</text:span><text:span text:style-name="T4">W</text:span><text:span text:style-name="T2">~eni ve liNe V</text:span><text:span text:style-name="T4">W</text:span><text:span text:style-name="T2">uLaR `av~ani`eR<text:line-break/>mi `oroma|i liJemiruv~oreva<text:line-break/>`a</text:span><text:span text:style-name="T5">_</text:span><text:span text:style-name="T2">B~une pel¬a. va</text:span><text:span text:style-name="T5">_</text:span><text:span text:style-name="T2">|o tel¬umaR<text:line-break/>nu lyuni V</text:span><text:span text:style-name="T4">W</text:span><text:span text:style-name="T2">aJen tiNilaR `i `eleni<text:line-break/>~omar</text:span><text:span text:style-name="T4">W</text:span><text:span text:style-name="T2">o yaret~aril~irinen.</text:span></text:p>
      <text:p text:style-name="P3">s~i man `i <text:span text:style-name="T2">V</text:span><text:span text:style-name="T4">W</text:span><text:span text:style-name="T2">u</text:span><text:span text:style-name="T7">lma nin `ekaNuva?</text:span></text:p>
      <text:p text:style-name="P4">`an s~i t_iNal¬e <text:span text:style-name="T2">va</text:span><text:span text:style-name="T5">_</text:span><text:span text:style-name="T2">|</text:span>a yo_OloJe`o<text:line-break/>ve fanWaR m~arWat l_eNa<text:span text:style-name="T8">r</text:span>i `o<text:span text:style-name="T8">R</text:span>tane<text:line-break/>`aR <text:span text:style-name="T8">`ilWe ti`eR `udul~ave lubule</text:span><text:line-break/><text:span text:style-name="T8">`aR</text:span> &lt;<text:span text:style-name="T8">i</text:span>da<text:span text:style-name="T8">n~ori`el¬o cyata moRni`e<text:line-break/>`i falmalin¾aR `ibe met,<text:line-break/>`aR Y~i&lt;i`e `uN</text:span><text:span text:style-name="T10">~u</text:span><text:span text:style-name="T8">pa ca_lacirWo m~iri yo`ale.</text:span></text:p>
      <text:p text:style-name="P6">s~i vaMa n~a. r_~omel¬o vaMa. va_limaR!</text:p>
      <text:p text:style-name="P6">nam~ari`e! na`i Y`i<text:span text:style-name="T9">ruvalWe </text:span>va_limaR!<text:line-break/><text:span text:style-name="T9">ma`i `elWe Y`iruva! </text:span>nam~ari`e!</text:p>
      <text:p text:style-name="P5"/>
      <text:p text:style-name="P8">Farewell</text:p>
      <text:p text:style-name="P9"><text:bookmark text:name="tw-target-text"/>Galadriel <text:span text:style-name="T11">bid</text:span>s <text:span text:style-name="T11">farewell</text:span> to Lorien</text:p>
      <text:p text:style-name="P11">Ah! like gold fall the leaves in the wind,<text:line-break/>long years numberless as the wings of trees!<text:line-break/>The years have passed like swift draughts<text:line-break/>of the sweet mead in lofty halls beyond the West,<text:line-break/>beneath the blue vaults of Varda <text:line-break/>wherein the stars tremble in the song of her voice,<text:line-break/>holy and queenly.</text:p>
      <text:p text:style-name="P11">Who now shall refill the cup for me?</text:p>
      <text:p text:style-name="P11">For now the Kindler, Varda, the Queen of the Stars,<text:line-break/>from Mount Everwhite has uplifted her hands like clouds,<text:line-break/>and all paths are drowned deep in shadow;<text:line-break/>and out of a grey country darkness lies<text:line-break/>on the foaming waves between us,<text:line-break/>and mist covers the jewels of Calacirya for ever.</text:p>
      <text:p text:style-name="P12">Now lost, lost to those from the East is Valimar!</text:p>
      <text:p text:style-name="P12">Farewell! Maybe thou shalt find Valimar!<text:line-break/>Maybe thou shalt find <text:span text:style-name="T11">it!</text:span> Farewell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engwar Ariador" svg:font-family="'Tengwar Ariador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3cm" fo:margin-bottom="3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>
          <style:column style:rel-width="5102*" fo:start-indent="0cm" fo:end-indent="0.249cm"/>
          <style:column style:rel-width="3968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or Voloshin</meta:initial-creator>
    <meta:creation-date>2025-01-31T18:21:11.962307540</meta:creation-date>
    <dc:date>2025-02-08T12:10:30.650638534</dc:date>
    <meta:editing-duration>PT17M20S</meta:editing-duration>
    <meta:editing-cycles>11</meta:editing-cycles>
    <meta:generator>LibreOffice/24.2.7.2$Linux_X86_64 LibreOffice_project/420$Build-2</meta:generator>
    <meta:document-statistic meta:table-count="0" meta:image-count="0" meta:object-count="0" meta:page-count="2" meta:paragraph-count="21" meta:word-count="307" meta:character-count="1914" meta:non-whitespace-character-count="1629"/>
  </office:meta>
</office:document-meta>
</file>